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style:language-asian="zxx" style:country-asian="none" style:language-complex="zxx" style:country-complex="none"/>
    </style:style>
    <style:style style:name="P2" style:family="paragraph" style:parent-style-name="Standard" style:list-style-name="L2">
      <style:text-properties fo:language="de" fo:country="DE" style:language-asian="zxx" style:country-asian="none" style:language-complex="zxx" style:country-complex="none"/>
    </style:style>
    <style:style style:name="P3" style:family="paragraph" style:parent-style-name="Standard" style:list-style-name="L3">
      <style:text-properties fo:language="de" fo:country="DE" style:language-asian="zxx" style:country-asian="none" style:language-complex="zxx" style:country-complex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ser Handlungsspielraum wird durch das Zurückschlagen erhöht, weil da durch die Spielfigur schneller in die Homebase kommen kann.</text:p>
      <text:p text:style-name="P1"/>
      <text:p text:style-name="P1">Sonderfälle: </text:p>
      <text:list xml:id="list1511805506312037896" text:style-name="L3">
        <text:list-item>
          <text:list>
            <text:list-item>
              <text:list>
                <text:list-item>
                  <text:p text:style-name="P3">zurückschlagen um schneller in die Homebase zu kommen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rategie:</text:p>
      <text:list xml:id="list8151152372081600555" text:style-name="L2">
        <text:list-item>
          <text:list>
            <text:list-item>
              <text:list>
                <text:list-item>
                  <text:p text:style-name="P2">Sonderfall: 1.</text:p>
                </text:list-item>
                <text:list-item>
                  <text:p text:style-name="P2">Kann ich schlagen? Wenn ja kann ich nach vorne oder nach hinten schlagen. Schlagen nach hinten nur bei einem Würfelwert unter <text:s/>&lt; 3</text:p>
                </text:list-item>
                <text:list-item>
                  <text:p text:style-name="P2">Bewege mit Würfelwert &gt;= 3 den ersten und mit &lt; 3 den nach-ersten.</text:p>
                </text:list-item>
              </text:list>
            </text:list-item>
          </text:list>
        </text:list-item>
      </text:list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6M40S</meta:editing-duration>
    <meta:editing-cycles>3</meta:editing-cycles>
    <meta:generator>OpenOffice/4.1.1$Win32 OpenOffice.org_project/411m6$Build-9775</meta:generator>
    <dc:date>2015-10-19T12:36:14.40</dc:date>
    <meta:document-statistic meta:table-count="0" meta:image-count="0" meta:object-count="0" meta:page-count="1" meta:paragraph-count="8" meta:word-count="70" meta:character-count="425"/>
    <meta:user-defined meta:name="Info 1"/>
    <meta:user-defined meta:name="Info 2"/>
    <meta:user-defined meta:name="Info 3"/>
    <meta:user-defined meta:name="Info 4"/>
  </office:meta>
</office:document-meta>
</file>